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200000B625E314E55.png" manifest:media-type="image/png"/>
  <manifest:file-entry manifest:full-path="Pictures/1000000100000286000001124769E2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25a9" officeooo:paragraph-rsid="000f25a9"/>
    </style:style>
    <style:style style:name="P2" style:family="paragraph" style:parent-style-name="Standard">
      <style:paragraph-properties fo:break-before="page"/>
      <style:text-properties officeooo:rsid="000f25a9" officeooo:paragraph-rsid="000f25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2" text:anchor-type="char" svg:x="6.511cm" svg:y="0.358cm" svg:width="7.368cm" svg:height="23.223cm" draw:z-index="1"><draw:image xlink:href="Pictures/100000010000064200000B625E314E55.png" xlink:type="simple" xlink:show="embed" xlink:actuate="onLoad" draw:mime-type="image/png"/></draw:frame></text:p>
      <text:p text:style-name="P1"/>
      <text:p text:style-name="P1"/>
      <text:p text:style-name="P1">Exercice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1" text:anchor-type="char" svg:x="0.229cm" svg:y="10.47cm" svg:width="19.36cm" svg:height="7.25cm" draw:z-index="0"><draw:image xlink:href="Pictures/1000000100000286000001124769E2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21:48:49.548000000</meta:creation-date>
    <dc:date>2024-02-05T21:58:21.985000000</dc:date>
    <meta:editing-duration>PT9M34S</meta:editing-duration>
    <meta:editing-cycles>1</meta:editing-cycles>
    <meta:document-statistic meta:table-count="0" meta:image-count="2" meta:object-count="0" meta:page-count="2" meta:paragraph-count="1" meta:word-count="2" meta:character-count="10" meta:non-whitespace-character-count="9"/>
    <meta:generator>LibreOffice/7.6.4.1$Windows_X86_64 LibreOffice_project/e19e193f88cd6c0525a17fb7a176ed8e6a3e2aa1</meta:generator>
  </office:meta>
</office:document-meta>
</file>